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 fo:language="ru" fo:country="RU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8" style:family="paragraph" style:parent-style-name="Text_20_body" style:list-style-name="L1"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9" style:family="paragraph" style:parent-style-name="Text_20_body"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10" style:family="paragraph" style:parent-style-name="Text_20_body" style:list-style-name="L1">
      <style:text-properties style:font-name="Cambria"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1.011cm" svg:height="0.951cm" draw:z-index="0"><draw:image xlink:href="../../odt/images/0205.png" xlink:type="simple" xlink:show="embed" xlink:actuate="onLoad"/></draw:frame></text:p>
          </table:table-cell>
          <table:table-cell table:style-name="Table1.B1" office:value-type="string">
            <text:h text:style-name="P2" text:outline-level="1">Дискретный ПИД-регулятор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1.91cm" svg:height="1.401cm" draw:z-index="1"><draw:image xlink:href="../../odt/images/0205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реализует передаточную функцию дискретного ПИД-регулятора:</text:p>
            <text:p text:style-name="P7"><draw:frame draw:style-name="fr3" draw:name="Объект1" text:anchor-type="as-char" svg:width="6.81cm" svg:height="1.168cm" draw:z-index="2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6">где<draw:frame draw:style-name="fr3" draw:name="Объект2" text:anchor-type="as-char" svg:width="3.08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1">– </text:span>пропорциональная, интегральная и дифференциальная составляющие;<draw:frame draw:style-name="fr3" draw:name="Объект3" text:anchor-type="as-char" svg:width="0.545cm" svg:height="0.549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–<text:span text:style-name="T1"> </text:span>период квантования.</text:p>
            <text:p text:style-name="P6"><text:span text:style-name="T3">Примечание</text:span>: <text:span text:style-name="T1">Для правильной работы данного блока необходимо задать максимальный шаг интегрирования не больше, чем </text:span><text:span text:style-name="T1"><draw:frame draw:style-name="fr3" draw:name="Объект7" text:anchor-type="as-char" svg:width="1.021cm" svg:height="0.549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">. При интегрировании с постоянным шагом рекомендуется задать шаг таким, чтобы период квантования был кратен шагу интегрирования</text:span><text:span text:style-name="T1"><draw:frame draw:style-name="fr3" draw:name="Объект8" text:anchor-type="as-char" svg:width="1.669cm" svg:height="0.549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">, </text:span><text:span text:style-name="T2">где </text:span><text:span text:style-name="T2"><draw:frame draw:style-name="fr3" draw:name="Объект9" text:anchor-type="as-char" svg:width="1.249cm" svg:height="0.549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2">–</text:span><text:span text:style-name="T1"> </text:span><text:span text:style-name="T2">целое число и шаг интегрирования</text:span><text:span text:style-name="T1">.</text:span></text:p>
            <text:p text:style-name="P9"><text:span text:style-name="T3">Свойства</text:span>:</text:p>
            <text:list xml:id="list8302929844064536530" text:style-name="L1">
              <text:list-item>
                <text:p text:style-name="P10"><text:span text:style-name="T4">Период квантования – период квантования расчета блока</text:span><text:span text:style-name="T4"><draw:frame draw:style-name="fr3" draw:name="Объект4" text:anchor-type="as-char" svg:width="0.545cm" svg:height="0.549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4">.</text:span></text:p>
              </text:list-item>
              <text:list-item>
                <text:p text:style-name="P8"><text:span text:style-name="T2">Начальные условия – вектор начальных значений</text:span><text:span text:style-name="T2"><draw:frame draw:style-name="fr3" draw:name="Объект10" text:anchor-type="as-char" svg:width="1.265cm" svg:height="0.621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">выходной величины блока.</text:span></text:p>
              </text:list-item>
              <text:list-item>
                <text:p text:style-name="P8">Пропорциональная составляющая –<draw:frame draw:style-name="fr3" draw:name="Объект5" text:anchor-type="as-char" svg:width="0.841cm" svg:height="0.621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.</text:p>
              </text:list-item>
              <text:list-item>
                <text:p text:style-name="P8">Интегральная составляющая –<draw:frame draw:style-name="fr3" draw:name="Объект6" text:anchor-type="as-char" svg:width="0.78cm" svg:height="0.621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.</text:p>
              </text:list-item>
              <text:list-item>
                <text:p text:style-name="P8">Дифференциальная составляющая –<draw:frame draw:style-name="fr3" draw:name="Объект11" text:anchor-type="as-char" svg:width="0.868cm" svg:height="0.621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искретный ПИД-регулятор</dc:title>
    <dc:date>2014-12-01T18:19:27.12</dc:date>
    <meta:generator>OpenOffice/4.1.1$Win32 OpenOffice.org_project/411m6$Build-9775</meta:generator>
    <meta:editing-duration>PT6H48M19S</meta:editing-duration>
    <meta:editing-cycles>163</meta:editing-cycles>
    <meta:document-statistic meta:table-count="1" meta:image-count="2" meta:object-count="11" meta:page-count="1" meta:paragraph-count="16" meta:word-count="100" meta:character-count="733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W</mi>
      <mrow>
        <mrow>
          <mo stretchy="false">(</mo>
          <mrow>
            <mi>z</mi>
          </mrow>
          <mo stretchy="false">)</mo>
        </mrow>
        <mo stretchy="false">=</mo>
        <mrow>
          <mrow>
            <msub>
              <mi>K</mi>
              <mi>P</mi>
            </msub>
            <mo stretchy="false">+</mo>
            <mrow>
              <msub>
                <mi>K</mi>
                <mi>I</mi>
              </msub>
              <mo stretchy="false">⋅</mo>
              <mrow>
                <mfrac>
                  <mrow>
                    <mrow>
                      <mi>T</mi>
                      <mo stretchy="false">⋅</mo>
                      <mi>z</mi>
                    </mrow>
                  </mrow>
                  <mrow>
                    <mrow>
                      <mi>z</mi>
                      <mo stretchy="false">−</mo>
                      <mn>1</mn>
                    </mrow>
                  </mrow>
                </mfrac>
              </mrow>
            </mrow>
          </mrow>
          <mo stretchy="false">+</mo>
          <mrow>
            <msub>
              <mi>K</mi>
              <mi>D</mi>
            </msub>
            <mo stretchy="false">⋅</mo>
            <mrow>
              <mfrac>
                <mrow>
                  <mrow>
                    <mi>z</mi>
                    <mo stretchy="false">−</mo>
                    <mn>1</mn>
                  </mrow>
                </mrow>
                <mrow>
                  <mrow>
                    <mi>T</mi>
                    <mo stretchy="false">⋅</mo>
                    <mi>z</mi>
                  </mrow>
                </mrow>
              </mfrac>
            </mrow>
          </mrow>
        </mrow>
      </mrow>
    </mrow>
    <annotation encoding="StarMath 5.0">W(z) = K_P +
K_I cdot {{T cdot z} over {z-1}} +
K_D cdot {{z - 1} over {T cdot z}}</annotation>
  </semantics>
</math>
</file>

<file path=Object 10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11/content.xml><?xml version="1.0" encoding="utf-8"?>
<math xmlns="http://www.w3.org/1998/Math/MathML">
  <semantics>
    <mrow>
      <msub>
        <mi>K</mi>
        <mi>D</mi>
      </msub>
    </mrow>
    <annotation encoding="StarMath 5.0">K_D</annotation>
  </semantics>
</math>
</file>

<file path=Object 2/content.xml><?xml version="1.0" encoding="utf-8"?>
<math xmlns="http://www.w3.org/1998/Math/MathML">
  <semantics>
    <mrow>
      <msub>
        <mi>K</mi>
        <mi>P</mi>
      </msub>
      <mi>,</mi>
      <mi/>
      <msub>
        <mi>K</mi>
        <mi>I</mi>
      </msub>
      <mi>,</mi>
      <mi/>
      <msub>
        <mi>K</mi>
        <mi>D</mi>
      </msub>
    </mrow>
    <annotation encoding="StarMath 5.0">K_P,~K_I,~K_D</annotation>
  </semantics>
</math>
</file>

<file path=Object 3/content.xml><?xml version="1.0" encoding="utf-8"?>
<math xmlns="http://www.w3.org/1998/Math/MathML">
  <semantics>
    <mrow>
      <mi>T</mi>
    </mrow>
    <annotation encoding="StarMath 5.0">T</annotation>
  </semantics>
</math>
</file>

<file path=Object 4/content.xml><?xml version="1.0" encoding="utf-8"?>
<math xmlns="http://www.w3.org/1998/Math/MathML">
  <semantics>
    <mrow>
      <mrow>
        <mi>T</mi>
        <mo stretchy="false">/</mo>
        <mn>2</mn>
      </mrow>
    </mrow>
    <annotation encoding="StarMath 5.0">T/2</annotation>
  </semantics>
</math>
</file>

<file path=Object 5/content.xml><?xml version="1.0" encoding="utf-8"?>
<math xmlns="http://www.w3.org/1998/Math/MathML">
  <semantics>
    <mrow>
      <mrow>
        <mi>T</mi>
        <mo stretchy="false">=</mo>
        <mrow>
          <mi>k</mi>
          <mo stretchy="false">⋅</mo>
          <mi>h</mi>
        </mrow>
      </mrow>
    </mrow>
    <annotation encoding="StarMath 5.0">T = k cdot h</annotation>
  </semantics>
</math>
</file>

<file path=Object 6/content.xml><?xml version="1.0" encoding="utf-8"?>
<math xmlns="http://www.w3.org/1998/Math/MathML">
  <semantics>
    <mrow>
      <mi>k</mi>
      <mi>,</mi>
      <mi/>
      <mi>h</mi>
    </mrow>
    <annotation encoding="StarMath 5.0">k,~h</annotation>
  </semantics>
</math>
</file>

<file path=Object 7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8/content.xml><?xml version="1.0" encoding="utf-8"?>
<math xmlns="http://www.w3.org/1998/Math/MathML">
  <semantics>
    <mrow>
      <mi>T</mi>
    </mrow>
    <annotation encoding="StarMath 5.0">T</annotation>
  </semantics>
</math>
</file>

<file path=Object 9/content.xml><?xml version="1.0" encoding="utf-8"?>
<math xmlns="http://www.w3.org/1998/Math/MathML">
  <semantics>
    <mrow>
      <msub>
        <mi>K</mi>
        <mi>P</mi>
      </msub>
    </mrow>
    <annotation encoding="StarMath 5.0">K_P</annotation>
  </semantics>
</math>
</file>